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4cm" svg:height="0.935cm" svg:x="0cm" svg:y="0.065cm">
          <text:p text:style-name="P1">Garlic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5.4cm" svg:height="0.94cm" svg:x="0cm" svg:y="1.235cm">
          <text:p text:style-name="P1">Beets (start 30 ft in cover crop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5.4cm" svg:height="0.94cm" svg:x="-0.07cm" svg:y="14.935cm">
          <text:p text:style-name="P1">Cucurbits (Early Cover Crop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5.4cm" svg:height="1cm" svg:x="0cm" svg:y="17.475cm">
          <text:p text:style-name="P1">Cucurbits (Early Cover Crop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5.4cm" svg:height="0.94cm" svg:x="0cm" svg:y="16.17cm">
          <text:p text:style-name="P1">Cucurbits (Early Cover Crop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5.4cm" svg:height="0.935cm" svg:x="0cm" svg:y="3.875cm">
          <text:p text:style-name="P1">Parsnips and Celeriac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5.4cm" svg:height="0.935cm" svg:x="0cm" svg:y="24.2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5.4cm" svg:height="1.035cm" svg:x="0cm" svg:y="22.855cm">
          <text:p text:style-name="P1">Watermelon Radish, Puple Top Turnips, and Spinach (Early Cover Crop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5.4cm" svg:height="1.035cm" svg:x="0cm" svg:y="21.485cm">
          <text:p text:style-name="P1">Fall Brassicas (Early Cover Crop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5.4cm" svg:height="1cm" svg:x="0cm" svg:y="20.115cm">
          <text:p text:style-name="P1">Nightshade (Early Cover Crop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5.4cm" svg:height="1cm" svg:x="0cm" svg:y="18.845cm">
          <text:p text:style-name="P1">Sweet Potatoes/Nightshade overflow/Sweet Potatoes/Salsify/Sw.Potatoe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5.4cm" svg:height="0.94cm" svg:x="0cm" svg:y="12.43cm">
          <text:p text:style-name="P1">Alliums (Onions, Shallots, Leeks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5.4cm" svg:height="0.935cm" svg:x="0cm" svg:y="13.735cm">
          <text:p text:style-name="P1">43ft of Flowers, Fennel, Lettuce, Char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5.4cm" svg:height="0.94cm" svg:x="0cm" svg:y="11.23cm">
          <text:p text:style-name="P1">Spring Brassica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5.4cm" svg:height="0.87cm" svg:x="0cm" svg:y="10.06cm">
          <text:p text:style-name="P1">Spring Brassicas (Kohlrabi, Broccoli, Cauliflower, kale, cabbage, brussels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5.4cm" svg:height="0.94cm" svg:x="0cm" svg:y="8.89cm">
          <text:p text:style-name="P1">Fresh beans, Cilantro, Dill, Basil, and 20 ft of Flowers (early Cover Crop?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5.4cm" svg:height="0.97cm" svg:x="0.03cm" svg:y="7.585cm">
          <text:p text:style-name="P1">Dry Beans (Early Cover Crop?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5.4cm" svg:height="1.2cm" svg:x="0cm" svg:y="6.15cm">
          <text:p text:style-name="P1">Dry Beans (early Cover Crop?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5.4cm" svg:height="0.8cm" svg:x="0cm" svg:y="5.045cm">
          <text:p text:style-name="P1">Peas, Salad Turnips, and Spinach (next year's garlic could be planted here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5.4cm" svg:height="1.035cm" svg:x="0cm" svg:y="2.54cm">
          <text:p text:style-name="P1">Carrots (start 36 ft in cover crop)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ericho </meta:initial-creator>
    <meta:creation-date>2012-03-12T10:43:14</meta:creation-date>
    <dc:date>2012-03-12T11:05:28</dc:date>
    <dc:creator>Jericho </dc:creator>
    <meta:editing-duration>PT6M24S</meta:editing-duration>
    <meta:editing-cycles>2</meta:editing-cycles>
    <meta:generator>LibreOffice/3.3$Linux LibreOffice_project/330m19$Build-401</meta:generator>
    <meta:document-statistic meta:object-count="20"/>
  </office:meta>
</office:document-meta>
</file>